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27cm" style:page-number="auto" table:align="left" style:writing-mode="lr-tb"/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5.981cm"/>
    </style:style>
    <style:style style:name="Tabla1.C" style:family="table-column">
      <style:table-column-properties style:column-width="9.58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8" style:family="table-row">
      <style:table-row-properties style:min-row-height="0.199cm" fo:keep-together="always"/>
    </style:style>
    <style:style style:name="Tabla1.9" style:family="table-row">
      <style:table-row-properties style:min-row-height="0.198cm" fo:keep-together="always"/>
    </style:style>
    <style:style style:name="Tabla1.A13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13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114b63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114b63" style:font-name-asian="Wingdings 2" style:font-size-asian="13pt" style:font-name-complex="Wingdings 2" style:font-size-complex="13pt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114b63" style:font-size-asian="13pt" style:font-size-complex="13pt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rsid="001fc2cb" officeooo:paragraph-rsid="00114b63" style:font-size-asian="13pt" style:font-name-complex="Wingdings 2" style:font-size-complex="13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114b63" style:font-name-asian="Wingdings 2" style:font-size-asian="13pt" style:font-weight-asian="bold" style:font-name-complex="Wingdings 2" style:font-size-complex="13pt"/>
    </style:style>
    <style:style style:name="P6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paragraph-rsid="00114b63" style:font-name-asian="Wingdings 2" style:font-size-asian="11pt" style:font-name-complex="Wingdings 2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fo:font-weight="bold" officeooo:rsid="001d7712" officeooo:paragraph-rsid="0013016a" style:font-name-asian="Wingdings 2" style:font-size-asian="11pt" style:font-weight-asian="bold" style:font-name-complex="Wingdings 2" style:font-size-complex="11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rsid="00177573" officeooo:paragraph-rsid="00177573" style:font-size-asian="11pt" style:font-size-complex="11pt"/>
    </style:style>
    <style:style style:name="P9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0.466cm"/>
        </style:tab-stops>
      </style:paragraph-properties>
      <style:text-properties style:font-name="Arial1" fo:font-size="11pt" officeooo:rsid="0017a6a6" officeooo:paragraph-rsid="0017a6a6" style:font-name-asian="Wingdings 2" style:font-size-asian="11pt" style:font-name-complex="Arial" style:font-size-complex="11pt"/>
    </style:style>
    <style:style style:name="P10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rsid="001d7712" officeooo:paragraph-rsid="00114b63" style:font-size-asian="11pt" style:font-size-complex="11pt"/>
    </style:style>
    <style:style style:name="P11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officeooo:rsid="00146ac2" officeooo:paragraph-rsid="00146ac2" style:font-size-asian="11pt" style:font-size-complex="11pt"/>
    </style:style>
    <style:style style:name="P12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1pt" fo:font-weight="normal" officeooo:rsid="00146ac2" officeooo:paragraph-rsid="0015e135" style:font-name-asian="Wingdings 2" style:font-size-asian="11pt" style:font-weight-asian="normal" style:font-name-complex="Wingdings 2" style:font-size-complex="11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rsid="001d7712" officeooo:paragraph-rsid="00114b63" style:font-name-asian="Wingdings 2" style:font-size-asian="13pt" style:font-name-complex="Wingdings 2" style:font-size-complex="13pt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rsid="0017a6a6" officeooo:paragraph-rsid="0017a6a6" style:font-name-asian="Wingdings 2" style:font-size-asian="13pt" style:font-name-complex="Wingdings 2" style:font-size-complex="13pt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114b63" style:font-name-asian="Wingdings 2" style:font-size-asian="13pt" style:font-name-complex="Wingdings 2" style:font-size-complex="13pt"/>
    </style:style>
    <style:style style:name="P16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114b63" style:font-size-asian="13pt" style:font-name-complex="Wingdings 2" style:font-size-complex="13pt"/>
    </style:style>
    <style:style style:name="T1" style:family="text">
      <style:text-properties officeooo:rsid="001d7712"/>
    </style:style>
    <style:style style:name="T2" style:family="text">
      <style:text-properties style:font-name-asian="Wingdings 2"/>
    </style:style>
    <style:style style:name="T3" style:family="text">
      <style:text-properties style:font-name-asian="Wingdings 2" style:font-name-complex="Wingdings 2"/>
    </style:style>
    <style:style style:name="T4" style:family="text">
      <style:text-properties officeooo:rsid="001fc2cb" style:font-name-asian="Wingdings 2"/>
    </style:style>
    <style:style style:name="T5" style:family="text">
      <style:text-properties fo:color="#ff3333" style:text-underline-style="solid" style:text-underline-width="auto" style:text-underline-color="font-color" fo:font-weight="bold" style:font-name-asian="Wingdings 2" style:font-weight-asian="bold" style:font-name-complex="Wingdings 2" style:font-weight-complex="bold"/>
    </style:style>
    <style:style style:name="T6" style:family="text">
      <style:text-properties fo:color="#ff6600" fo:font-weight="bold" officeooo:rsid="001d7712" style:font-name-asian="Wingdings 2" style:font-weight-asian="bold" style:font-name-complex="Arial" style:font-weight-complex="bold"/>
    </style:style>
    <style:style style:name="T7" style:family="text">
      <style:text-properties style:font-name-complex="Wingdings 2"/>
    </style:style>
    <style:style style:name="T8" style:family="text">
      <style:text-properties fo:font-weight="normal" officeooo:rsid="0015e135" style:font-weight-asian="normal" style:font-weight-complex="normal"/>
    </style:style>
    <style:style style:name="T9" style:family="text">
      <style:text-properties fo:font-weight="normal" style:font-weight-asian="normal" style:font-name-complex="Wingdings 2" style:font-weight-complex="normal"/>
    </style:style>
    <style:style style:name="T10" style:family="text">
      <style:text-properties fo:font-weight="normal" officeooo:rsid="0015e135" style:font-weight-asian="normal" style:font-name-complex="Wingdings 2" style:font-weight-complex="normal"/>
    </style:style>
    <style:style style:name="T11" style:family="text">
      <style:text-properties officeooo:rsid="0015578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">Nombre del Caso de Uso: <text:span text:style-name="T1">Sacar turno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"><text:span text:style-name="T3">Prioridad:<text:tab/><text:tab/> </text:span><text:span text:style-name="T5">Alta</text:span><text:span text:style-name="T3"> <text:tab/> Media<text:tab/> Baja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"><text:span text:style-name="T3">Complejidad:<text:tab/>Simple<text:tab/></text:span><text:span text:style-name="T5">Media</text:span><text:span text:style-name="T3"> <text:tab/></text:span></text:p>
            <text:p text:style-name="P2"><text:tab/>Complejo<text:tab/>Muy Complejo<text:tab/>Extremadamente Complejo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3"><text:span text:style-name="T3">Actor Principal: </text:span><text:span text:style-name="T6">Cliente (CT).</text:span></text:p>
          </table:table-cell>
          <table:covered-table-cell/>
          <table:table-cell table:style-name="Tabla1.A2" office:value-type="string">
            <text:p text:style-name="P2">Actor Secundario:</text:p>
          </table:table-cell>
        </table:table-row>
        <table:table-row table:style-name="Tabla1.1">
          <table:table-cell table:style-name="Tabla1.A2" table:number-columns-spanned="3" office:value-type="string">
            <text:p text:style-name="P3"><text:span text:style-name="T3">Tipo de Caso de Uso: </text:span><text:span text:style-name="T5">Concreto</text:span><text:span text:style-name="T3"> <text:tab/>Abstracto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">Objetivo:</text:p>
            <text:p text:style-name="P13">Permitir que el CT pueda sacar un turno correspondiente a lo que desee.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">Precondiciones:</text:p>
            <text:p text:style-name="P14">Iniciar sesion como cliente.</text:p>
            <text:p text:style-name="P14">Que halla una cola por lo menos.</text:p>
          </table:table-cell>
          <table:covered-table-cell/>
          <table:covered-table-cell/>
        </table:table-row>
        <table:table-row table:style-name="Tabla1.8">
          <table:table-cell table:style-name="Tabla1.A4" table:number-rows-spanned="2" office:value-type="string">
            <text:p text:style-name="P2">Post-Condiciones:</text:p>
          </table:table-cell>
          <table:table-cell table:style-name="Tabla1.A2" table:number-columns-spanned="2" office:value-type="string">
            <text:p text:style-name="P2">Éxito:</text:p>
            <text:p text:style-name="P4">Poder sacar turno <text:span text:style-name="T11">e</text:span> imprimir satisfactoriamente.</text:p>
          </table:table-cell>
          <table:covered-table-cell/>
        </table:table-row>
        <table:table-row table:style-name="Tabla1.9">
          <table:covered-table-cell/>
          <table:table-cell table:style-name="Tabla1.A2" table:number-columns-spanned="2" office:value-type="string">
            <text:p text:style-name="P16"><text:span text:style-name="T2">Fracaso:</text:span></text:p>
          </table:table-cell>
          <table:covered-table-cell/>
        </table:table-row>
        <table:table-row table:style-name="Tabla1.1">
          <table:table-cell table:style-name="Tabla1.A4" table:number-columns-spanned="2" office:value-type="string">
            <text:p text:style-name="P5">FLUJO NORMAL</text:p>
          </table:table-cell>
          <table:covered-table-cell/>
          <table:table-cell table:style-name="Tabla1.A2" office:value-type="string">
            <text:p text:style-name="P5">FLUJO ALTERNATIVO</text:p>
          </table:table-cell>
        </table:table-row>
        <table:table-row table:style-name="Tabla1.1">
          <table:table-cell table:style-name="Tabla1.A4" table:number-columns-spanned="2" office:value-type="string">
            <text:list xml:id="list3259004000" text:style-name="L1">
              <text:list-item>
                <text:p text:style-name="P9"><text:span text:style-name="T10">E</text:span><text:span text:style-name="T9">l sistema lista todas las colas permitiendo seleccionar una.</text:span></text:p>
              </text:list-item>
            </text:list>
          </table:table-cell>
          <table:covered-table-cell/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4" table:number-columns-spanned="2" office:value-type="string">
            <text:list xml:id="list111618741182035" text:continue-numbering="true" text:style-name="L1">
              <text:list-item>
                <text:p text:style-name="P10">El CT <text:span text:style-name="T8">selecciona una cola</text:span></text:p>
              </text:list-item>
            </text:list>
          </table:table-cell>
          <table:covered-table-cell/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13" table:number-columns-spanned="2" office:value-type="string">
            <text:list xml:id="list111619162016295" text:continue-numbering="true" text:style-name="L1">
              <text:list-item>
                <text:p text:style-name="P10">El sistema <text:span text:style-name="T8">registra el nuevo turno emitido e imprime el turno en un ticket.</text:span></text:p>
              </text:list-item>
            </text:list>
          </table:table-cell>
          <table:covered-table-cell/>
          <table:table-cell table:style-name="Tabla1.C13" office:value-type="string">
            <text:list xml:id="list111619941446238" text:continue-numbering="true" text:style-name="L1">
              <text:list-item>
                <text:list>
                  <text:list-item>
                    <text:p text:style-name="P12">El sistema muestra las subcola que contiene la supercola.</text:p>
                    <text:list>
                      <text:list-item>
                        <text:p text:style-name="P12">El CT selecciona una de las colas.</text:p>
                      </text:list-item>
                      <text:list-item>
                        <text:p text:style-name="P12">El sistema imprime el turno y vuelve al punto 1</text:p>
                      </text:list-item>
                      <text:list-item>
                        <text:p text:style-name="P12">Fin caso de uso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3" table:number-columns-spanned="2" office:value-type="string">
            <text:list xml:id="list111619373417745" text:continue-numbering="true" text:style-name="L1">
              <text:list-item>
                <text:p text:style-name="P11">Fin caso de uso.</text:p>
              </text:list-item>
            </text:list>
          </table:table-cell>
          <table:covered-table-cell/>
          <table:table-cell table:style-name="Tabla1.C13" office:value-type="string">
            <text:p text:style-name="P7"/>
          </table:table-cell>
        </table:table-row>
        <table:table-row table:style-name="Tabla1.1">
          <table:table-cell table:style-name="Tabla1.C13" table:number-columns-spanned="3" office:value-type="string">
            <text:p text:style-name="P8">Observaciones: 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29S</meta:editing-duration>
    <meta:editing-cycles>10</meta:editing-cycles>
    <meta:generator>LibreOffice/6.1.1.2$Linux_X86_64 LibreOffice_project/10$Build-2</meta:generator>
    <dc:date>2018-10-06T11:16:18.463582655</dc:date>
    <meta:document-statistic meta:table-count="1" meta:image-count="0" meta:object-count="0" meta:page-count="1" meta:paragraph-count="27" meta:word-count="142" meta:character-count="875" meta:non-whitespace-character-count="740"/>
    <meta:user-defined meta:name="Info 1"/>
    <meta:user-defined meta:name="Info 2"/>
    <meta:user-defined meta:name="Info 3"/>
    <meta:user-defined meta:name="Info 4"/>
  </office:meta>
</office:document-meta>
</file>